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Standard">
      <style:text-properties officeooo:rsid="001ea7a1" officeooo:paragraph-rsid="001c4a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cript script:language="JODScript">&lt;if test="showParagraph_pShow" element="p"/&gt;</text:script>Paragraph to show</text:p>
      <text:p text:style-name="P1"><text:script script:language="JODScript">&lt;if test="showParagraph_pHide" element="p"/&gt;</text:script>Paragraph to hid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2-28T23:28:24.972000000</dc:date>
    <meta:editing-duration>PT36M31S</meta:editing-duration>
    <meta:editing-cycles>10</meta:editing-cycles>
    <meta:document-statistic meta:table-count="0" meta:image-count="0" meta:object-count="0" meta:page-count="1" meta:paragraph-count="2" meta:word-count="6" meta:character-count="34" meta:non-whitespace-character-count="30"/>
  </office:meta>
</office:document-meta>
</file>